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7fde0" officeooo:paragraph-rsid="0016f054"/>
    </style:style>
    <style:style style:name="P3" style:family="paragraph" style:parent-style-name="Standard">
      <style:paragraph-properties fo:text-align="center" style:justify-single-word="false"/>
      <style:text-properties officeooo:rsid="0016f054" officeooo:paragraph-rsid="0016f054"/>
    </style:style>
    <style:style style:name="P4" style:family="paragraph" style:parent-style-name="Standard">
      <style:paragraph-properties fo:text-align="center" style:justify-single-word="false"/>
      <style:text-properties officeooo:rsid="0017f7a7" officeooo:paragraph-rsid="0017f7a7"/>
    </style:style>
    <style:style style:name="P5" style:family="paragraph" style:parent-style-name="Standard">
      <style:paragraph-properties fo:text-align="start" style:justify-single-word="false"/>
      <style:text-properties officeooo:rsid="0018265c" officeooo:paragraph-rsid="0018265c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8265c" officeooo:paragraph-rsid="0018265c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8eda4" officeooo:paragraph-rsid="0018eda4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9dd63" officeooo:paragraph-rsid="0019dd63"/>
    </style:style>
    <style:style style:name="P9" style:family="paragraph" style:parent-style-name="Standard">
      <style:paragraph-properties fo:text-align="start" style:justify-single-word="false"/>
      <style:text-properties officeooo:rsid="0019dd63" officeooo:paragraph-rsid="0019dd63"/>
    </style:style>
    <style:style style:name="P10" style:family="paragraph" style:parent-style-name="Standard">
      <style:paragraph-properties fo:text-align="center" style:justify-single-word="false"/>
      <style:text-properties officeooo:rsid="001c7e74" officeooo:paragraph-rsid="001c7e74"/>
    </style:style>
    <style:style style:name="P11" style:family="paragraph" style:parent-style-name="Standard">
      <style:paragraph-properties fo:text-align="start" style:justify-single-word="false"/>
      <style:text-properties officeooo:rsid="001c7e74" officeooo:paragraph-rsid="001c7e74"/>
    </style:style>
    <style:style style:name="P12" style:family="paragraph" style:parent-style-name="Standard" style:list-style-name="L2">
      <style:paragraph-properties fo:text-align="start" style:justify-single-word="false"/>
      <style:text-properties officeooo:rsid="001c7e74" officeooo:paragraph-rsid="001c7e74"/>
    </style:style>
    <style:style style:name="P13" style:family="paragraph" style:parent-style-name="Standard" style:list-style-name="L2">
      <style:paragraph-properties fo:text-align="start" style:justify-single-word="false"/>
      <style:text-properties officeooo:rsid="001daf25" officeooo:paragraph-rsid="001daf25"/>
    </style:style>
    <style:style style:name="P14" style:family="paragraph" style:parent-style-name="Standard">
      <style:paragraph-properties fo:text-align="start" style:justify-single-word="false"/>
      <style:text-properties officeooo:rsid="001daf25" officeooo:paragraph-rsid="001daf25"/>
    </style:style>
    <style:style style:name="P15" style:family="paragraph" style:parent-style-name="Standard">
      <style:paragraph-properties fo:text-align="center" style:justify-single-word="false" fo:break-before="page"/>
      <style:text-properties officeooo:rsid="001c7e74" officeooo:paragraph-rsid="001c7e74"/>
    </style:style>
    <style:style style:name="P16" style:family="paragraph" style:parent-style-name="Standard" style:master-page-name="Standard">
      <style:paragraph-properties fo:text-align="center" style:justify-single-word="false" style:page-number="1" fo:break-before="page"/>
      <style:text-properties officeooo:rsid="0017f7a7" officeooo:paragraph-rsid="0017f7a7"/>
    </style:style>
    <style:style style:name="P17" style:family="paragraph" style:parent-style-name="Standard" style:master-page-name="Index">
      <style:paragraph-properties fo:text-align="center" style:justify-single-word="false" style:page-number="auto" fo:break-before="page"/>
      <style:text-properties officeooo:rsid="0016f054" officeooo:paragraph-rsid="0016f054"/>
    </style:style>
    <style:style style:name="P18" style:family="paragraph" style:parent-style-name="Standard" style:master-page-name="First_20_Page">
      <style:paragraph-properties fo:text-align="center" style:justify-single-word="false" style:page-number="1"/>
      <style:text-properties officeooo:rsid="0017fde0" officeooo:paragraph-rsid="0016f05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Microcomputer-Controlled Car</text:p>
      <text:p text:style-name="P2">Reference Manual</text:p>
      <text:p text:style-name="P2">Version 1.0</text:p>
      <text:p text:style-name="P2">Last Updated ???????</text:p>
      <text:p text:style-name="P17">Table of Contents</text:p>
      <text:p text:style-name="P3"/>
      <text:p text:style-name="P3"/>
      <text:p text:style-name="P16">Chapter 1: Overview</text:p>
      <text:p text:style-name="P4"/>
      <text:p text:style-name="P5"><text:tab/>This is the microcomputer-controlled car project. This project's purpose is to make available an inexpensive test platform for ground vehicle control algorithms. Following are the major components of this project:</text:p>
      <text:list xml:id="list9119461712525081657" text:style-name="L1">
        <text:list-item>
          <text:p text:style-name="P6">1 x RC racing car (AE Team Associated SC10)</text:p>
        </text:list-item>
        <text:list-item>
          <text:p text:style-name="P6">1 x Raspberry Pi Model B microcomputer (revision 1 or 2)</text:p>
        </text:list-item>
        <text:list-item>
          <text:p text:style-name="P6">1 x Arduino Pro Mini 5V 16MHz microcontroller</text:p>
        </text:list-item>
        <text:list-item>
          <text:p text:style-name="P6">1 x Adadafruit 16 Channel 12-bit PWM/Serbo Driver – I2C Interface – PCA9685</text:p>
        </text:list-item>
        <text:list-item>
          <text:p text:style-name="P7">Custom software for the Arduino written in the Arduino C-like language</text:p>
        </text:list-item>
        <text:list-item>
          <text:p text:style-name="P7">Custom software for the Raspberry Pi written in Python</text:p>
        </text:list-item>
        <text:list-item>
          <text:p text:style-name="P8">Custom 5V power regulation circuitry</text:p>
        </text:list-item>
      </text:list>
      <text:p text:style-name="P9"/>
      <text:p text:style-name="P15">Chapter 2: RC Car</text:p>
      <text:p text:style-name="P10"/>
      <text:p text:style-name="P11"><text:tab/>The RC racing car that was selected for this project is the AE Team Associated SC10, a 1:10 scale, ready-to-run 2WD, electric off road race truck. The stock car consists of the following major components:</text:p>
      <text:list xml:id="list444658086090023035" text:style-name="L2">
        <text:list-item>
          <text:p text:style-name="P12">Independent suspension for the front and rear wheels</text:p>
        </text:list-item>
        <text:list-item>
          <text:p text:style-name="P12">1 x Servo (XP DS1903MG) that steers the front wheels </text:p>
        </text:list-item>
        <text:list-item>
          <text:p text:style-name="P12">1 x Radio Receiver 4 Channel 2.4GHz (XP TRS403-ssi)</text:p>
        </text:list-item>
        <text:list-item>
          <text:p text:style-name="P12">1x Radio Transmitter (XP 2G 29215) 2.4GHz</text:p>
        </text:list-item>
        <text:list-item>
          <text:p text:style-name="P13">1x Motor Controller (XP SC200)</text:p>
        </text:list-item>
        <text:list-item>
          <text:p text:style-name="P13">1 x Ni-MH Battery Pack 7.2V 3600mAh</text:p>
        </text:list-item>
      </text:list>
      <text:p text:style-name="P14">The servo, radio receiver, and motor controller are all compatible with 5V logic, though it is important to note that the motor controller must receive pow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3:26:55.784759161</meta:creation-date>
    <meta:generator>LibreOffice/4.2.7.2$Linux_X86_64 LibreOffice_project/420m0$Build-2</meta:generator>
    <dc:date>2015-04-16T13:53:00.453552616</dc:date>
    <meta:editing-duration>PT20M26S</meta:editing-duration>
    <meta:editing-cycles>8</meta:editing-cycles>
    <meta:document-statistic meta:table-count="0" meta:image-count="0" meta:object-count="0" meta:page-count="4" meta:paragraph-count="24" meta:word-count="234" meta:character-count="1359" meta:non-whitespace-character-count="1157"/>
  </office:meta>
</office:document-meta>
</file>